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D0000025377689DAAD042C080.png" manifest:media-type="image/png"/>
  <manifest:file-entry manifest:full-path="Pictures/10000001000002ED00000253B782FDC4FCEF3647.png" manifest:media-type="image/png"/>
  <manifest:file-entry manifest:full-path="Pictures/10000001000002ED00000253215B6C69EB7A50CC.png" manifest:media-type="image/png"/>
  <manifest:file-entry manifest:full-path="Pictures/1000000100000302000002A74D1C3A5CB01B5833.png" manifest:media-type="image/png"/>
  <manifest:file-entry manifest:full-path="Pictures/1000000100000302000002A7F5979B253510DC9D.png" manifest:media-type="image/png"/>
  <manifest:file-entry manifest:full-path="Pictures/1000000100000302000002A7A32AF139E15A8D75.png" manifest:media-type="image/png"/>
  <manifest:file-entry manifest:full-path="Pictures/10000001000002ED000002537C663DB57B0A9FA3.png" manifest:media-type="image/png"/>
  <manifest:file-entry manifest:full-path="Pictures/10000001000002E300000242F275FB5792092DB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aaa47" officeooo:paragraph-rsid="000aaa47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sans-serif" fo:font-size="32pt" style:font-size-asian="32pt" style:font-size-complex="3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Изображение1" text:anchor-type="char" svg:x="-0.702cm" svg:y="8.573cm" svg:width="17cm" svg:height="13.296cm" draw:z-index="0"><draw:image xlink:href="Pictures/10000001000002E300000242F275FB5792092DB4.png" xlink:type="simple" xlink:show="embed" xlink:actuate="onLoad" draw:mime-type="image/png"/></draw:frame><text:s text:c="28"/><text:span text:style-name="T1">Лабораторная Работа №7</text:span><text:span text:style-name="T2">. Арифметические</text:span><text:span text:style-name="T1"><text:line-break/> <text:s text:c="24"/></text:span><text:span text:style-name="T2">операции в NASM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draw:frame draw:style-name="fr2" draw:name="Изображение2" text:anchor-type="char" svg:x="0.056cm" svg:y="0.487cm" svg:width="17cm" svg:height="14.99cm" draw:z-index="1"><draw:image xlink:href="Pictures/1000000100000302000002A7A32AF139E15A8D75.png" xlink:type="simple" xlink:show="embed" xlink:actuate="onLoad" draw:mime-type="image/png"/></draw:frame></text:p>
      <text:p text:style-name="P1"><draw:frame draw:style-name="fr2" draw:name="Изображение3" text:anchor-type="char" svg:x="0.596cm" svg:y="0.432cm" svg:width="17cm" svg:height="14.99cm" draw:z-index="2"><draw:image xlink:href="Pictures/1000000100000302000002A7F5979B253510DC9D.png" xlink:type="simple" xlink:show="embed" xlink:actuate="onLoad" draw:mime-type="image/png"/></draw:frame></text:p>
      <text:p text:style-name="P1"><draw:frame draw:style-name="fr1" draw:name="Изображение4" text:anchor-type="char" svg:width="17cm" svg:height="14.99cm" draw:z-index="3"><draw:image xlink:href="Pictures/1000000100000302000002A74D1C3A5CB01B5833.png" xlink:type="simple" xlink:show="embed" xlink:actuate="onLoad" draw:mime-type="image/png"/></draw:frame></text:p>
      <text:p text:style-name="P1"><draw:frame draw:style-name="fr2" draw:name="Изображение5" text:anchor-type="char" svg:x="-1.836cm" svg:y="2.662cm" svg:width="17cm" svg:height="13.504cm" draw:z-index="4"><draw:image xlink:href="Pictures/10000001000002ED000002537C663DB57B0A9FA3.png" xlink:type="simple" xlink:show="embed" xlink:actuate="onLoad" draw:mime-type="image/png"/></draw:frame></text:p>
      <text:p text:style-name="P1"><draw:frame draw:style-name="fr1" draw:name="Изображение6" text:anchor-type="char" svg:width="17cm" svg:height="13.504cm" draw:z-index="5"><draw:image xlink:href="Pictures/10000001000002ED00000253215B6C69EB7A50CC.png" xlink:type="simple" xlink:show="embed" xlink:actuate="onLoad" draw:mime-type="image/png"/></draw:frame></text:p>
      <text:p text:style-name="P1"><draw:frame draw:style-name="fr1" draw:name="Изображение7" text:anchor-type="char" svg:width="17cm" svg:height="13.504cm" draw:z-index="6"><draw:image xlink:href="Pictures/10000001000002ED00000253B782FDC4FCEF3647.png" xlink:type="simple" xlink:show="embed" xlink:actuate="onLoad" draw:mime-type="image/png"/></draw:frame></text:p>
      <text:p text:style-name="P1"><draw:frame draw:style-name="fr1" draw:name="Изображение8" text:anchor-type="char" svg:width="17cm" svg:height="13.504cm" draw:z-index="7"><draw:image xlink:href="Pictures/10000001000002ED0000025377689DAAD042C0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6:12:12.664030113</meta:creation-date>
    <dc:date>2023-02-15T16:23:34.275536271</dc:date>
    <meta:editing-duration>PT11M25S</meta:editing-duration>
    <meta:editing-cycles>1</meta:editing-cycles>
    <meta:document-statistic meta:table-count="0" meta:image-count="8" meta:object-count="0" meta:page-count="8" meta:paragraph-count="1" meta:word-count="7" meta:character-count="108" meta:non-whitespace-character-count="49"/>
    <meta:generator>LibreOffice/7.4.4.2$Linux_X86_64 LibreOffice_project/40$Build-2</meta:generator>
  </office:meta>
</office:document-meta>
</file>